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2.05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789cm" fo:min-width="2.551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2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fill="none" draw:textarea-vertical-align="middle" loext:decorative="false"/>
    </style:style>
    <style:style style:name="gr9" style:family="graphic" style:parent-style-name="objectwithoutfill">
      <style:graphic-properties draw:marker-start="" draw:marker-end="Arrowheads_20_1" draw:fill="none" draw:textarea-vertical-align="middle" loext:decorative="false"/>
    </style:style>
    <style:style style:name="gr10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7.25cm" svg:y="9.65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61cm" svg:height="0.645cm" svg:x="7.15cm" svg:y="2.75cm">
          <draw:text-box>
            <text:p><text:span text:style-name="T1">Mutex Cell</text:span></text:p>
          </draw:text-box>
        </draw:frame>
        <draw:frame draw:style-name="gr3" draw:text-style-name="P3" draw:layer="layout" svg:width="1.34cm" svg:height="0.645cm" svg:x="2.848cm" svg:y="2.75cm">
          <draw:text-box>
            <text:p><text:span text:style-name="T1">Peter</text:span></text:p>
          </draw:text-box>
        </draw:frame>
        <draw:frame draw:style-name="gr4" draw:text-style-name="P3" draw:layer="layout" svg:width="3.021cm" svg:height="0.645cm" svg:x="2.848cm" svg:y="5.805cm">
          <draw:text-box>
            <text:p><text:span text:style-name="T1">(mutex ‘acquire)</text:span></text:p>
          </draw:text-box>
        </draw:frame>
        <draw:frame draw:style-name="gr5" draw:text-style-name="P3" draw:layer="layout" svg:width="1.205cm" svg:height="0.645cm" svg:x="10.911cm" svg:y="2.75cm">
          <draw:text-box>
            <text:p><text:span text:style-name="T1">Paul</text:span></text:p>
          </draw:text-box>
        </draw:frame>
        <draw:frame draw:style-name="gr6" draw:text-style-name="P3" draw:layer="layout" svg:width="3.275cm" svg:height="1.039cm" svg:x="2.649cm" svg:y="7.006cm">
          <draw:text-box>
            <text:p><text:span text:style-name="T1">call test-and-set!, </text:span></text:p>
            <text:p><text:span text:style-name="T1">car of cell is false</text:span></text:p>
          </draw:text-box>
        </draw:frame>
        <draw:frame draw:style-name="gr7" draw:text-style-name="P3" draw:layer="layout" svg:width="2.784cm" svg:height="0.645cm" svg:x="2.9cm" svg:y="8.65cm">
          <draw:text-box>
            <text:p><text:span text:style-name="T1">set! cell to true</text:span></text:p>
          </draw:text-box>
        </draw:frame>
        <draw:custom-shape draw:style-name="gr1" draw:text-style-name="P2" draw:layer="layout" svg:width="2cm" svg:height="2cm" svg:x="7.251cm" svg:y="3.501cm">
          <text:p text:style-name="P1"><text:span text:style-name="T1">fa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7.25cm" svg:y="12.25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4" draw:layer="layout" svg:width="2.999cm" svg:height="1.249cm" draw:transform="rotate (-3.14159265358979) translate (7.25cm 5.75cm)" svg:viewBox="0 0 3000 1250" svg:d="M0 1250c2750 0 3000-1250 3000-1250">
          <text:p/>
        </draw:path>
        <draw:path draw:style-name="gr9" draw:text-style-name="P4" draw:layer="layout" svg:width="2.499cm" svg:height="1.249cm" svg:x="9.25cm" svg:y="4.5cm" svg:viewBox="0 0 2500 1250" svg:d="M0 0c2500 0 2500 1250 2500 1250">
          <text:p/>
        </draw:path>
        <draw:line draw:style-name="gr8" draw:text-style-name="P4" draw:layer="layout" svg:x1="4.25cm" svg:y1="6.45cm" svg:x2="4.25cm" svg:y2="7.006cm">
          <text:p/>
        </draw:line>
        <draw:line draw:style-name="gr8" draw:text-style-name="P4" draw:layer="layout" svg:x1="4.25cm" svg:y1="8.051cm" svg:x2="4.25cm" svg:y2="8.65cm">
          <text:p/>
        </draw:line>
        <draw:line draw:style-name="gr8" draw:text-style-name="P4" draw:layer="layout" svg:x1="11.75cm" svg:y1="6.5cm" svg:x2="11.75cm" svg:y2="7.25cm">
          <text:p/>
        </draw:line>
        <draw:path draw:style-name="gr8" draw:text-style-name="P4" draw:layer="layout" svg:width="1.249cm" svg:height="2.999cm" draw:transform="rotate (-1.5707963267949) translate (7.25cm 9.3cm)" svg:viewBox="0 0 1250 3000" svg:d="M0 3000c1250 0 1250-3000 1250-3000">
          <text:p/>
        </draw:path>
        <draw:path draw:style-name="gr8" draw:text-style-name="P4" draw:layer="layout" svg:width="3.749cm" svg:height="2.499cm" draw:transform="rotate (-1.5707963267949) translate (11.75cm 9.545cm)" svg:viewBox="0 0 3750 2500" svg:d="M0 0c3750 0 3750 2500 3750 2500">
          <text:p/>
        </draw:path>
        <draw:line draw:style-name="gr10" draw:text-style-name="P4" draw:layer="layout" svg:x1="1.75cm" svg:y1="2.75cm" svg:x2="1.75cm" svg:y2="14cm">
          <text:p/>
        </draw:line>
        <draw:frame draw:style-name="gr11" draw:text-style-name="P3" draw:layer="layout" svg:width="1.162cm" svg:height="0.645cm" svg:x="1.25cm" svg:y="14.1cm">
          <draw:text-box>
            <text:p><text:span text:style-name="T1">time</text:span></text:p>
          </draw:text-box>
        </draw:frame>
        <draw:frame draw:style-name="gr4" draw:text-style-name="P3" draw:layer="layout" svg:width="3.021cm" svg:height="0.645cm" svg:x="10.249cm" svg:y="5.806cm">
          <draw:text-box>
            <text:p><text:span text:style-name="T1">(mutex ‘acquire)</text:span></text:p>
          </draw:text-box>
        </draw:frame>
        <draw:frame draw:style-name="gr6" draw:text-style-name="P3" draw:layer="layout" svg:width="3.275cm" svg:height="1.039cm" svg:x="10.127cm" svg:y="7.25cm">
          <draw:text-box>
            <text:p><text:span text:style-name="T1">call test-and-set!, </text:span></text:p>
            <text:p><text:span text:style-name="T1">car of cell is false</text:span></text:p>
          </draw:text-box>
        </draw:frame>
        <draw:frame draw:style-name="gr7" draw:text-style-name="P3" draw:layer="layout" svg:width="2.784cm" svg:height="0.645cm" svg:x="10.378cm" svg:y="8.894cm">
          <draw:text-box>
            <text:p><text:span text:style-name="T1">set! cell to true</text:span></text:p>
          </draw:text-box>
        </draw:frame>
        <draw:line draw:style-name="gr8" draw:text-style-name="P4" draw:layer="layout" svg:x1="11.728cm" svg:y1="8.295cm" svg:x2="11.728cm" svg:y2="8.89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3:22:51.849330755</meta:creation-date>
    <dc:date>2025-08-05T22:21:17.262729669</dc:date>
    <meta:editing-duration>PT13M58S</meta:editing-duration>
    <meta:editing-cycles>3</meta:editing-cycles>
    <meta:generator>LibreOffice/24.2.7.2$Linux_X86_64 LibreOffice_project/420$Build-2</meta:generator>
    <meta:document-statistic meta:object-count="22"/>
  </office:meta>
</office:document-meta>
</file>